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0.9075in"/>
    </style:style>
    <style:style style:name="co8" style:family="table-column">
      <style:table-column-properties fo:break-before="auto" style:column-width="0.6071in"/>
    </style:style>
    <style:style style:name="co1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1.9654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4154in"/>
    </style:style>
    <style:style style:name="co14" style:family="table-column">
      <style:table-column-properties fo:break-before="auto" style:column-width="1.9543in"/>
    </style:style>
    <style:style style:name="co15" style:family="table-column">
      <style:table-column-properties fo:break-before="auto" style:column-width="0.3571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0.7283in"/>
    </style:style>
    <style:style style:name="co18" style:family="table-column">
      <style:table-column-properties fo:break-before="auto" style:column-width="0.1957in"/>
    </style:style>
    <style:style style:name="co19" style:family="table-column">
      <style:table-column-properties fo:break-before="auto" style:column-width="0.2709in"/>
    </style:style>
    <style:style style:name="co20" style:family="table-column">
      <style:table-column-properties fo:break-before="auto" style:column-width="0.5929in"/>
    </style:style>
    <style:style style:name="co21" style:family="table-column">
      <style:table-column-properties fo:break-before="auto" style:column-width="0.9146in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333333"/>
    </style:style>
    <style:style style:name="ce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fo:background-color="#ffff66"/>
    </style:style>
    <style:style style:name="ce11" style:family="table-cell" style:parent-style-name="Default">
      <style:table-cell-properties fo:background-color="#3deb3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Pivot_20_Table_20_Category">
      <style:table-cell-properties fo:border-bottom="0.99pt solid #000000" fo:border-left="2.01pt solid #000000" fo:border-right="none" fo:border-top="none"/>
    </style:style>
    <style:style style:name="ce15" style:family="table-cell" style:parent-style-name="Pivot_20_Table_20_Value">
      <style:table-cell-properties fo:border-bottom="2.01pt solid #000000" fo:border-left="2.01pt solid #000000" fo:border-right="none" fo:border-top="0.99pt solid #000000"/>
    </style:style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Category">
      <style:table-cell-properties fo:border-bottom="0.99pt solid #000000" fo:border-left="none" fo:border-right="none" fo:border-top="none"/>
    </style:style>
    <style:style style:name="ce18" style:family="table-cell" style:parent-style-name="Pivot_20_Table_20_Value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row table:style-name="ro5" table:number-rows-repeated="2">
          <table:table-cell table:number-columns-repeated="8"/>
          <table:table-cell table:style-name="Default"/>
          <table:table-cell table:number-columns-repeated="12"/>
        </table:table-row>
        <table:table-row table:style-name="ro2">
          <table:table-cell table:number-columns-repeated="2"/>
          <table:table-cell table:style-name="ce2" office:value-type="string">
            <text:p>Identifi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uppli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Manufacturer PN</text:p>
          </table:table-cell>
          <table:table-cell table:style-name="ce2" office:value-type="string">
            <text:p>Price</text:p>
          </table:table-cell>
          <table:table-cell table:number-columns-repeated="12"/>
        </table:table-row>
        <table:table-row table:style-name="ro6">
          <table:table-cell table:number-columns-repeated="2"/>
          <table:table-cell table:style-name="ce2" office:value-type="string">
            <text:p>SW1</text:p>
          </table:table-cell>
          <table:table-cell table:style-name="ce2" office:value-type="string">
            <text:p>Tactile Reset Switch</text:p>
          </table:table-cell>
          <table:table-cell table:style-name="ce2" office:value-type="string">
            <text:p>Digikey</text:p>
          </table:table-cell>
          <table:table-cell table:style-name="ce6" office:value-type="string">
            <text:p>CKN9120-ND</text:p>
          </table:table-cell>
          <table:table-cell table:style-name="ce2" office:value-type="string">
            <text:p>C&amp;K Components</text:p>
          </table:table-cell>
          <table:table-cell table:style-name="ce6" office:value-type="string">
            <text:p>PTS645VH58-2 LFS</text:p>
          </table:table-cell>
          <table:table-cell table:style-name="ce2" office:value-type="float" office:value="0.24">
            <text:p>0.24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2" office:value-type="string">
            <text:p>J5</text:p>
          </table:table-cell>
          <table:table-cell table:style-name="ce2" office:value-type="string">
            <text:p>TRRS connector</text:p>
          </table:table-cell>
          <table:table-cell table:style-name="ce2" office:value-type="string">
            <text:p>Digikey</text:p>
          </table:table-cell>
          <table:table-cell table:style-name="ce6" office:value-type="string">
            <text:p><text:a xlink:href="http://www.digikey.com/product-detail/en/SJ-43514/CP-43514-ND/368146" xlink:type="simple">CP-43514-ND</text:a></text:p>
          </table:table-cell>
          <table:table-cell table:style-name="ce2" office:value-type="string">
            <text:p>CUI Inc</text:p>
          </table:table-cell>
          <table:table-cell table:style-name="ce6" office:value-type="string">
            <text:p><text:a xlink:href="http://www.digikey.com/product-detail/en/SJ-43514/CP-43514-ND/368146" xlink:type="simple">SJ-43514</text:a></text:p>
          </table:table-cell>
          <table:table-cell table:style-name="ce2" office:value-type="float" office:value="1.31">
            <text:p>1.31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2" office:value-type="string">
            <text:p>J6</text:p>
          </table:table-cell>
          <table:table-cell table:style-name="ce2" office:value-type="string">
            <text:p>Thumb Connector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<text:a xlink:href="http://www.digikey.com/product-detail/en/M20-8760342/952-1922-ND/3727889" xlink:type="simple">952-1922-ND</text:a></text:p>
          </table:table-cell>
          <table:table-cell table:style-name="ce2" office:value-type="string">
            <text:p>Harwin, Inc</text:p>
          </table:table-cell>
          <table:table-cell table:style-name="ce4" office:value-type="string">
            <text:p><text:a xlink:href="http://www.digikey.com/product-detail/en/M20-8760342/952-1922-ND/3727889" xlink:type="simple">M20-8760342</text:a></text:p>
          </table:table-cell>
          <table:table-cell table:style-name="ce2" office:value-type="float" office:value="0.43">
            <text:p>0.43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2" office:value-type="string">
            <text:p>J7</text:p>
          </table:table-cell>
          <table:table-cell table:style-name="ce2" office:value-type="string">
            <text:p>Thumb Connector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<text:a xlink:href="http://www.digikey.com/product-detail/en/M20-8760342/952-1922-ND/3727889" xlink:type="simple">952-1922-ND</text:a></text:p>
          </table:table-cell>
          <table:table-cell table:style-name="ce2" office:value-type="string">
            <text:p>Harwin, Inc</text:p>
          </table:table-cell>
          <table:table-cell table:style-name="ce4" office:value-type="string">
            <text:p><text:a xlink:href="http://www.digikey.com/product-detail/en/M20-8760342/952-1922-ND/3727889" xlink:type="simple">M20-8760342</text:a></text:p>
          </table:table-cell>
          <table:table-cell table:style-name="ce2" office:value-type="float" office:value="0.43">
            <text:p>0.43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2" office:value-type="string">
            <text:p>J1</text:p>
          </table:table-cell>
          <table:table-cell table:style-name="ce2" office:value-type="string">
            <text:p>EasyPoint Connector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<text:a xlink:href="http://www.digikey.com/product-detail/en/95615-008TRLF/609-4466-1-ND/2665601" xlink:type="simple">609-4466-1-ND</text:a></text:p>
          </table:table-cell>
          <table:table-cell table:style-name="ce2" office:value-type="string">
            <text:p>FCI</text:p>
          </table:table-cell>
          <table:table-cell table:style-name="ce4" office:value-type="string">
            <text:p><text:a xlink:href="http://www.digikey.com/product-detail/en/95615-008TRLF/609-4466-1-ND/2665601" xlink:type="simple">95615-008TRLF</text:a></text:p>
          </table:table-cell>
          <table:table-cell table:style-name="ce2" office:value-type="float" office:value="0.725">
            <text:p>0.725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2" office:value-type="string">
            <text:p>J2</text:p>
          </table:table-cell>
          <table:table-cell table:style-name="ce2" office:value-type="string">
            <text:p>EasyPoint Connector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<text:a xlink:href="http://www.digikey.com/product-detail/en/95615-008TRLF/609-4466-1-ND/2665601" xlink:type="simple">609-4466-1-ND</text:a></text:p>
          </table:table-cell>
          <table:table-cell table:style-name="ce2" office:value-type="string">
            <text:p>FCI</text:p>
          </table:table-cell>
          <table:table-cell table:style-name="ce4" office:value-type="string">
            <text:p><text:a xlink:href="http://www.digikey.com/product-detail/en/95615-008TRLF/609-4466-1-ND/2665601" xlink:type="simple">95615-008TRLF</text:a></text:p>
          </table:table-cell>
          <table:table-cell table:style-name="ce2" office:value-type="float" office:value="0.725">
            <text:p>0.725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2" office:value-type="string">
            <text:p>J3</text:p>
          </table:table-cell>
          <table:table-cell table:style-name="ce2" office:value-type="string">
            <text:p>Aux Conector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<text:a xlink:href="http://www.digikey.com/product-detail/en/95615-008TRLF/609-4466-1-ND/2665601" xlink:type="simple">609-4466-1-ND</text:a></text:p>
          </table:table-cell>
          <table:table-cell table:style-name="ce2" office:value-type="string">
            <text:p>FCI</text:p>
          </table:table-cell>
          <table:table-cell table:style-name="ce4" office:value-type="string">
            <text:p><text:a xlink:href="http://www.digikey.com/product-detail/en/95615-008TRLF/609-4466-1-ND/2665601" xlink:type="simple">95615-008TRLF</text:a></text:p>
          </table:table-cell>
          <table:table-cell table:style-name="ce2" office:value-type="float" office:value="0.725">
            <text:p>0.725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2" office:value-type="string">
            <text:p>J4</text:p>
          </table:table-cell>
          <table:table-cell table:style-name="ce2" office:value-type="string">
            <text:p>Aux Conector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<text:a xlink:href="http://www.digikey.com/product-detail/en/95615-008TRLF/609-4466-1-ND/2665601" xlink:type="simple">609-4466-1-ND</text:a></text:p>
          </table:table-cell>
          <table:table-cell table:style-name="ce2" office:value-type="string">
            <text:p>FCI</text:p>
          </table:table-cell>
          <table:table-cell table:style-name="ce4" office:value-type="string">
            <text:p><text:a xlink:href="http://www.digikey.com/product-detail/en/95615-008TRLF/609-4466-1-ND/2665601" xlink:type="simple">95615-008TRLF</text:a></text:p>
          </table:table-cell>
          <table:table-cell table:style-name="ce2" office:value-type="float" office:value="0.725">
            <text:p>0.725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2" office:value-type="string">
            <text:p>J8</text:p>
          </table:table-cell>
          <table:table-cell table:style-name="ce2" office:value-type="string">
            <text:p>Remote LED connector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<text:a xlink:href="http://www.digikey.com/product-detail/en/95615-008TRLF/609-4466-1-ND/2665601" xlink:type="simple">609-4466-1-ND</text:a></text:p>
          </table:table-cell>
          <table:table-cell table:style-name="ce2" office:value-type="string">
            <text:p>FCI</text:p>
          </table:table-cell>
          <table:table-cell table:style-name="ce4" office:value-type="string">
            <text:p><text:a xlink:href="http://www.digikey.com/product-detail/en/95615-008TRLF/609-4466-1-ND/2665601" xlink:type="simple">95615-008TRLF</text:a></text:p>
          </table:table-cell>
          <table:table-cell table:style-name="ce2" office:value-type="float" office:value="0.725">
            <text:p>0.725</text:p>
          </table:table-cell>
          <table:table-cell table:number-columns-repeated="12"/>
        </table:table-row>
        <table:table-row table:style-name="ro4">
          <table:table-cell table:number-columns-repeated="2"/>
          <table:table-cell table:style-name="ce2" office:value-type="string">
            <text:p>J9</text:p>
          </table:table-cell>
          <table:table-cell table:style-name="ce2" office:value-type="string">
            <text:p>Remote LED connector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<text:a xlink:href="http://www.digikey.com/product-detail/en/95615-008TRLF/609-4466-1-ND/2665601" xlink:type="simple">609-4466-1-ND</text:a></text:p>
          </table:table-cell>
          <table:table-cell table:style-name="ce2" office:value-type="string">
            <text:p>FCI</text:p>
          </table:table-cell>
          <table:table-cell table:style-name="ce4" office:value-type="string">
            <text:p><text:a xlink:href="http://www.digikey.com/product-detail/en/95615-008TRLF/609-4466-1-ND/2665601" xlink:type="simple">95615-008TRLF</text:a></text:p>
          </table:table-cell>
          <table:table-cell table:style-name="ce2" office:value-type="float" office:value="0.725">
            <text:p>0.725</text:p>
          </table:table-cell>
          <table:table-cell table:number-columns-repeated="12"/>
        </table:table-row>
        <table:table-row table:style-name="ro5" table:number-rows-repeated="8">
          <table:table-cell table:number-columns-repeated="8"/>
          <table:table-cell table:style-name="Default"/>
          <table:table-cell table:number-columns-repeated="12"/>
        </table:table-row>
        <table:table-row table:style-name="ro2">
          <table:table-cell table:number-columns-repeated="8"/>
          <table:table-cell table:style-name="Default"/>
          <table:table-cell table:number-columns-repeated="8"/>
          <table:table-cell table:number-columns-repeated="3" office:value-type="string">
            <text:p>mm</text:p>
          </table:table-cell>
          <table:table-cell office:value-type="string">
            <text:p>inch</text:p>
          </table:table-cell>
        </table:table-row>
        <table:table-row table:style-name="ro2">
          <table:table-cell table:number-columns-repeated="2"/>
          <table:table-cell office:value-type="string">
            <text:p>Part ID</text:p>
          </table:table-cell>
          <table:table-cell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Supplier PN</text:p>
          </table:table-cell>
          <table:table-cell office:value-type="string">
            <text:p>Manufacturer</text:p>
          </table:table-cell>
          <table:table-cell office:value-type="string">
            <text:p>Manufacturer PN</text:p>
          </table:table-cell>
          <table:table-cell table:style-name="Default" office:value-type="string">
            <text:p>Price Each</text:p>
          </table:table-cell>
          <table:table-cell office:value-type="string">
            <text:p>Quantity</text:p>
          </table:table-cell>
          <table:table-cell office:value-type="string">
            <text:p>extended</text:p>
          </table:table-cell>
          <table:table-cell/>
          <table:table-cell office:value-type="string">
            <text:p>Notes</text:p>
          </table:table-cell>
          <table:table-cell office:value-type="string">
            <text:p>More Notes</text:p>
          </table:table-cell>
          <table:table-cell office:value-type="string">
            <text:p>Even More Notes</text:p>
          </table:table-cell>
          <table:table-cell office:value-type="string">
            <text:p>Added notes</text:p>
          </table:table-cell>
          <table:table-cell office:value-type="string">
            <text:p>package</text:p>
          </table:table-cell>
          <table:table-cell office:value-type="string">
            <text:p>l</text:p>
          </table:table-cell>
          <table:table-cell office:value-type="string">
            <text:p>w</text:p>
          </table:table-cell>
          <table:table-cell office:value-type="string">
            <text:p>terminal</text:p>
          </table:table-cell>
          <table:table-cell office:value-type="string">
            <text:p>lead diameter</text:p>
          </table:table-cell>
        </table:table-row>
        <table:table-row table:style-name="ro4">
          <table:table-cell table:number-columns-repeated="2"/>
          <table:table-cell office:value-type="float" office:value="1">
            <text:p>1</text:p>
          </table:table-cell>
          <table:table-cell office:value-type="string">
            <text:p>U2 5v decoupling Cap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C3216X7R1C475K085AB/445-14795-1-ND/3956461" xlink:type="simple">445-14795-1-ND</text:a></text:p>
          </table:table-cell>
          <table:table-cell office:value-type="string">
            <text:p>TDK</text:p>
          </table:table-cell>
          <table:table-cell table:style-name="ce7" office:value-type="string">
            <text:p><text:a xlink:href="http://www.digikey.com/product-detail/en/C3216X7R1C475K085AB/445-14795-1-ND/3956461" xlink:type="simple">C3216X7R1C475K085AB</text:a></text:p>
          </table:table-cell>
          <table:table-cell office:value-type="currency" office:currency="USD" office:value="0.28">
            <text:p>$0.28</text:p>
          </table:table-cell>
          <table:table-cell table:formula="of:=LOOKUP([.C24];['Pivot Table_Schematic Export_1'.$A$4:.$AB$4];['Pivot Table_Schematic Export_1'.$A$5:.$AB$5])" office:value-type="float" office:value="1">
            <text:p>1</text:p>
          </table:table-cell>
          <table:table-cell table:formula="of:=[.J24]*[.I24]" office:value-type="currency" office:currency="USD" office:value="0.28">
            <text:p>$0.28</text:p>
          </table:table-cell>
          <table:table-cell table:number-columns-repeated="5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office:value-type="float" office:value="0.2">
            <text:p>0.2</text:p>
          </table:table-cell>
          <table:table-cell/>
        </table:table-row>
        <table:table-row table:style-name="ro4">
          <table:table-cell table:number-columns-repeated="2"/>
          <table:table-cell office:value-type="float" office:value="2">
            <text:p>2</text:p>
          </table:table-cell>
          <table:table-cell office:value-type="string">
            <text:p>U2 3.3v output cap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C3216X7R1C475K085AB/445-14795-1-ND/3956461" xlink:type="simple">445-14795-1-ND</text:a></text:p>
          </table:table-cell>
          <table:table-cell office:value-type="string">
            <text:p>TDK</text:p>
          </table:table-cell>
          <table:table-cell table:style-name="ce7" office:value-type="string">
            <text:p><text:a xlink:href="http://www.digikey.com/product-detail/en/C3216X7R1C475K085AB/445-14795-1-ND/3956461" xlink:type="simple">C3216X7R1C475K085AB</text:a></text:p>
          </table:table-cell>
          <table:table-cell office:value-type="currency" office:currency="USD" office:value="0.28">
            <text:p>$0.28</text:p>
          </table:table-cell>
          <table:table-cell table:formula="of:=LOOKUP([.C25];['Pivot Table_Schematic Export_1'.$A$4:.$AB$4];['Pivot Table_Schematic Export_1'.$A$5:.$AB$5])" office:value-type="float" office:value="1">
            <text:p>1</text:p>
          </table:table-cell>
          <table:table-cell table:formula="of:=[.J25]*[.I25]" office:value-type="currency" office:currency="USD" office:value="0.28">
            <text:p>$0.28</text:p>
          </table:table-cell>
          <table:table-cell table:number-columns-repeated="5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office:value-type="float" office:value="0.2">
            <text:p>0.2</text:p>
          </table:table-cell>
          <table:table-cell/>
        </table:table-row>
        <table:table-row table:style-name="ro4">
          <table:table-cell table:number-columns-repeated="2"/>
          <table:table-cell office:value-type="float" office:value="3">
            <text:p>3</text:p>
          </table:table-cell>
          <table:table-cell office:value-type="string">
            <text:p>Standard 0.1u decoupling cap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CL31F104ZBCNNNC/1276-2856-1-ND/3890942" xlink:type="simple">1276-2856-1-ND</text:a></text:p>
          </table:table-cell>
          <table:table-cell office:value-type="string">
            <text:p>Samsung</text:p>
          </table:table-cell>
          <table:table-cell table:style-name="ce7" office:value-type="string">
            <text:p><text:a xlink:href="http://www.digikey.com/product-detail/en/CL31F104ZBCNNNC/1276-2856-1-ND/3890942" xlink:type="simple">CL31F104ZBCNNNC</text:a></text:p>
          </table:table-cell>
          <table:table-cell office:value-type="currency" office:currency="USD" office:value="0.14">
            <text:p>$0.14</text:p>
          </table:table-cell>
          <table:table-cell table:formula="of:=LOOKUP([.C26];['Pivot Table_Schematic Export_1'.$A$4:.$AB$4];['Pivot Table_Schematic Export_1'.$A$5:.$AB$5])" office:value-type="float" office:value="3">
            <text:p>3</text:p>
          </table:table-cell>
          <table:table-cell table:formula="of:=[.J26]*[.I26]" office:value-type="currency" office:currency="USD" office:value="0.42">
            <text:p>$0.42</text:p>
          </table:table-cell>
          <table:table-cell table:number-columns-repeated="5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4">
            <text:p>4</text:p>
          </table:table-cell>
          <table:table-cell office:value-type="string">
            <text:p>3mm blue LED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OVLLB8C7/365-1201-ND/827137" xlink:type="simple">365-1201-ND</text:a></text:p>
          </table:table-cell>
          <table:table-cell office:value-type="string">
            <text:p>TT Elec / Optek</text:p>
          </table:table-cell>
          <table:table-cell table:style-name="ce7" office:value-type="string">
            <text:p><text:a xlink:href="http://www.digikey.com/product-detail/en/OVLLB8C7/365-1201-ND/827137" xlink:type="simple">OVLLB8C7</text:a></text:p>
          </table:table-cell>
          <table:table-cell office:value-type="currency" office:currency="USD" office:value="0.32">
            <text:p>$0.32</text:p>
          </table:table-cell>
          <table:table-cell table:formula="of:=LOOKUP([.C27];['Pivot Table_Schematic Export_1'.$A$4:.$AB$4];['Pivot Table_Schematic Export_1'.$A$5:.$AB$5])" office:value-type="float" office:value="2">
            <text:p>2</text:p>
          </table:table-cell>
          <table:table-cell table:formula="of:=[.J27]*[.I27]" office:value-type="currency" office:currency="USD" office:value="0.64">
            <text:p>$0.64</text:p>
          </table:table-cell>
          <table:table-cell/>
          <table:table-cell office:value-type="string">
            <text:p>5mm 300mcd @ 20mA / 3.4v</text:p>
          </table:table-cell>
          <table:table-cell table:formula="of:=20*20/300" office:value-type="float" office:value="1.33333333333333">
            <text:p>1.3333333333</text:p>
          </table:table-cell>
          <table:table-cell table:formula="of:=1.3/([.N27]/1000)-65" office:value-type="float" office:value="910">
            <text:p>910</text:p>
          </table:table-cell>
          <table:table-cell office:value-type="float" office:value="900">
            <text:p>900</text:p>
          </table:table-cell>
          <table:table-cell table:style-name="ce11" table:number-columns-repeated="3"/>
          <table:table-cell/>
          <table:table-cell table:style-name="ce11" office:value-type="float" office:value="0.029">
            <text:p>0.029</text:p>
          </table:table-cell>
        </table:table-row>
        <table:table-row table:style-name="ro4">
          <table:table-cell table:number-columns-repeated="2"/>
          <table:table-cell office:value-type="float" office:value="5">
            <text:p>5</text:p>
          </table:table-cell>
          <table:table-cell office:value-type="string">
            <text:p>3mm green LED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OVLLG8C7/365-1202-ND/827138" xlink:type="simple">365-1202-ND</text:a></text:p>
          </table:table-cell>
          <table:table-cell office:value-type="string">
            <text:p>TT Elec / Optek</text:p>
          </table:table-cell>
          <table:table-cell table:style-name="ce7" office:value-type="string">
            <text:p><text:a xlink:href="http://www.digikey.com/product-detail/en/OVLLG8C7/365-1202-ND/827138" xlink:type="simple">OVLLG8C7</text:a></text:p>
          </table:table-cell>
          <table:table-cell office:value-type="currency" office:currency="USD" office:value="0.35">
            <text:p>$0.35</text:p>
          </table:table-cell>
          <table:table-cell table:formula="of:=LOOKUP([.C28];['Pivot Table_Schematic Export_1'.$A$4:.$AB$4];['Pivot Table_Schematic Export_1'.$A$5:.$AB$5])" office:value-type="float" office:value="2">
            <text:p>2</text:p>
          </table:table-cell>
          <table:table-cell table:formula="of:=[.J28]*[.I28]" office:value-type="currency" office:currency="USD" office:value="0.7">
            <text:p>$0.70</text:p>
          </table:table-cell>
          <table:table-cell/>
          <table:table-cell office:value-type="string">
            <text:p>5mm 670mcd @ 20mA / 3.4v</text:p>
          </table:table-cell>
          <table:table-cell table:formula="of:=20*20/670" office:value-type="float" office:value="0.597014925373134">
            <text:p>0.5970149254</text:p>
          </table:table-cell>
          <table:table-cell table:formula="of:=1.3/([.N28]/1000)-65" office:value-type="float" office:value="2112.5">
            <text:p>2112.5</text:p>
          </table:table-cell>
          <table:table-cell office:value-type="string">
            <text:p>2.1k</text:p>
          </table:table-cell>
          <table:table-cell table:style-name="ce11" table:number-columns-repeated="3"/>
          <table:table-cell/>
          <table:table-cell table:style-name="ce11" office:value-type="float" office:value="0.029">
            <text:p>0.029</text:p>
          </table:table-cell>
        </table:table-row>
        <table:table-row table:style-name="ro4">
          <table:table-cell table:number-columns-repeated="2"/>
          <table:table-cell office:value-type="float" office:value="6">
            <text:p>6</text:p>
          </table:table-cell>
          <table:table-cell office:value-type="string">
            <text:p>3mm yellow LED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OVLLY8C7/365-1204-ND/827140" xlink:type="simple">365-1204-ND</text:a></text:p>
          </table:table-cell>
          <table:table-cell office:value-type="string">
            <text:p>TT Elec / Optek</text:p>
          </table:table-cell>
          <table:table-cell table:style-name="ce7" office:value-type="string">
            <text:p><text:a xlink:href="http://www.digikey.com/product-detail/en/OVLLY8C7/365-1204-ND/827140" xlink:type="simple">OVLLY8C7</text:a></text:p>
          </table:table-cell>
          <table:table-cell office:value-type="currency" office:currency="USD" office:value="0.19">
            <text:p>$0.19</text:p>
          </table:table-cell>
          <table:table-cell table:formula="of:=LOOKUP([.C29];['Pivot Table_Schematic Export_1'.$A$4:.$AB$4];['Pivot Table_Schematic Export_1'.$A$5:.$AB$5])" office:value-type="float" office:value="2">
            <text:p>2</text:p>
          </table:table-cell>
          <table:table-cell table:formula="of:=[.J29]*[.I29]" office:value-type="currency" office:currency="USD" office:value="0.38">
            <text:p>$0.38</text:p>
          </table:table-cell>
          <table:table-cell/>
          <table:table-cell office:value-type="string">
            <text:p>5mm 650mcd @ 20mA / 2.2v</text:p>
          </table:table-cell>
          <table:table-cell table:formula="of:=20*20/650" office:value-type="float" office:value="0.615384615384615">
            <text:p>0.6153846154</text:p>
          </table:table-cell>
          <table:table-cell table:formula="of:=2.5/([.N29]/1000)-65" office:value-type="float" office:value="3997.5">
            <text:p>3997.5</text:p>
          </table:table-cell>
          <table:table-cell office:value-type="string">
            <text:p>4k</text:p>
          </table:table-cell>
          <table:table-cell table:style-name="ce11" table:number-columns-repeated="3"/>
          <table:table-cell/>
          <table:table-cell table:style-name="ce11" office:value-type="float" office:value="0.029">
            <text:p>0.029</text:p>
          </table:table-cell>
        </table:table-row>
        <table:table-row table:style-name="ro4">
          <table:table-cell table:number-columns-repeated="2"/>
          <table:table-cell office:value-type="float" office:value="7">
            <text:p>7</text:p>
          </table:table-cell>
          <table:table-cell office:value-type="string">
            <text:p>3mm red LED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OVLLR8C7/365-1203-ND/827139" xlink:type="simple">365-1203-ND</text:a></text:p>
          </table:table-cell>
          <table:table-cell office:value-type="string">
            <text:p>TT Elec / Optek</text:p>
          </table:table-cell>
          <table:table-cell table:style-name="ce7" office:value-type="string">
            <text:p><text:a xlink:href="http://www.digikey.com/product-detail/en/OVLLR8C7/365-1203-ND/827139" xlink:type="simple">OVLLR8C7</text:a></text:p>
          </table:table-cell>
          <table:table-cell office:value-type="currency" office:currency="USD" office:value="0.19">
            <text:p>$0.19</text:p>
          </table:table-cell>
          <table:table-cell table:formula="of:=LOOKUP([.C30];['Pivot Table_Schematic Export_1'.$A$4:.$AB$4];['Pivot Table_Schematic Export_1'.$A$5:.$AB$5])" office:value-type="float" office:value="2">
            <text:p>2</text:p>
          </table:table-cell>
          <table:table-cell table:formula="of:=[.J30]*[.I30]" office:value-type="currency" office:currency="USD" office:value="0.38">
            <text:p>$0.38</text:p>
          </table:table-cell>
          <table:table-cell/>
          <table:table-cell office:value-type="string">
            <text:p>5mm 570mcd @ 20mA / 2.2v</text:p>
          </table:table-cell>
          <table:table-cell table:formula="of:=20*20/570" office:value-type="float" office:value="0.701754385964912">
            <text:p>0.701754386</text:p>
          </table:table-cell>
          <table:table-cell table:formula="of:=2.5/([.N30]/1000)-65" office:value-type="float" office:value="3497.5">
            <text:p>3497.5</text:p>
          </table:table-cell>
          <table:table-cell office:value-type="string">
            <text:p>3.5k</text:p>
          </table:table-cell>
          <table:table-cell table:style-name="ce11" table:number-columns-repeated="3"/>
          <table:table-cell/>
          <table:table-cell table:style-name="ce11" office:value-type="float" office:value="0.029">
            <text:p>0.029</text:p>
          </table:table-cell>
        </table:table-row>
        <table:table-row table:style-name="ro4">
          <table:table-cell table:number-columns-repeated="2"/>
          <table:table-cell office:value-type="float" office:value="8">
            <text:p>8</text:p>
          </table:table-cell>
          <table:table-cell office:value-type="string">
            <text:p>8 position 0.100 pth heade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75869-132LF/609-3530-ND/1524248" xlink:type="simple">609-3530-ND</text:a></text:p>
          </table:table-cell>
          <table:table-cell office:value-type="string">
            <text:p>FCI</text:p>
          </table:table-cell>
          <table:table-cell table:style-name="ce7" office:value-type="string">
            <text:p><text:a xlink:href="http://www.digikey.com/product-detail/en/75869-132LF/609-3530-ND/1524248" xlink:type="simple">75869-132LF</text:a></text:p>
          </table:table-cell>
          <table:table-cell office:value-type="currency" office:currency="USD" office:value="0.8">
            <text:p>$0.80</text:p>
          </table:table-cell>
          <table:table-cell table:formula="of:=LOOKUP([.C31];['Pivot Table_Schematic Export_1'.$A$4:.$AB$4];['Pivot Table_Schematic Export_1'.$A$5:.$AB$5])" office:value-type="float" office:value="5">
            <text:p>5</text:p>
          </table:table-cell>
          <table:table-cell table:formula="of:=[.J31]*[.I31]" office:value-type="currency" office:currency="USD" office:value="4">
            <text:p>$4.00</text:p>
          </table:table-cell>
          <table:table-cell table:number-columns-repeated="5"/>
          <table:table-cell table:style-name="ce12" table:number-columns-repeated="3"/>
          <table:table-cell table:number-columns-repeated="2"/>
        </table:table-row>
        <table:table-row table:style-name="ro4">
          <table:table-cell table:number-columns-repeated="2"/>
          <table:table-cell office:value-type="float" office:value="9">
            <text:p>9</text:p>
          </table:table-cell>
          <table:table-cell office:value-type="string">
            <text:p>TRRS Connector</text:p>
          </table:table-cell>
          <table:table-cell office:value-type="string">
            <text:p>Digikey</text:p>
          </table:table-cell>
          <table:table-cell table:style-name="ce8" office:value-type="string">
            <text:p><text:a xlink:href="http://www.digikey.com/product-detail/en/SJ-43514/CP-43514-ND/368146" xlink:type="simple">CP-43514-ND</text:a></text:p>
          </table:table-cell>
          <table:table-cell office:value-type="string">
            <text:p>CUI Inc</text:p>
          </table:table-cell>
          <table:table-cell table:style-name="ce8" office:value-type="string">
            <text:p><text:a xlink:href="http://www.digikey.com/product-detail/en/SJ-43514/CP-43514-ND/368146" xlink:type="simple">SJ-43514</text:a></text:p>
          </table:table-cell>
          <table:table-cell office:value-type="currency" office:currency="USD" office:value="1.31">
            <text:p>$1.31</text:p>
          </table:table-cell>
          <table:table-cell table:formula="of:=LOOKUP([.C32];['Pivot Table_Schematic Export_1'.$A$4:.$AB$4];['Pivot Table_Schematic Export_1'.$A$5:.$AB$5])" office:value-type="float" office:value="2">
            <text:p>2</text:p>
          </table:table-cell>
          <table:table-cell table:formula="of:=[.J32]*[.I32]" office:value-type="currency" office:currency="USD" office:value="2.62">
            <text:p>$2.6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string">
            <text:p>test point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1040/1040K-ND/315157" xlink:type="simple">1040K-ND</text:a></text:p>
          </table:table-cell>
          <table:table-cell office:value-type="string">
            <text:p>Keystone Electronics</text:p>
          </table:table-cell>
          <table:table-cell table:style-name="ce7" office:value-type="string">
            <text:p><text:a xlink:href="http://www.digikey.com/product-detail/en/1040/1040K-ND/315157" xlink:type="simple">1040</text:a></text:p>
          </table:table-cell>
          <table:table-cell office:value-type="currency" office:currency="USD" office:value="0.18">
            <text:p>$0.18</text:p>
          </table:table-cell>
          <table:table-cell table:formula="of:=LOOKUP([.C33];['Pivot Table_Schematic Export_1'.$A$4:.$AB$4];['Pivot Table_Schematic Export_1'.$A$5:.$AB$5])" office:value-type="float" office:value="22">
            <text:p>22</text:p>
          </table:table-cell>
          <table:table-cell table:formula="of:=[.J33]*[.I33]" office:value-type="currency" office:currency="USD" office:value="3.96">
            <text:p>$3.96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11">
            <text:p>11</text:p>
          </table:table-cell>
          <table:table-cell office:value-type="string">
            <text:p>PNP transis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KSA1298YMTF/KSA1298YMTFCT-ND/3504462" xlink:type="simple">KSA1298YMTFCT-ND</text:a></text:p>
          </table:table-cell>
          <table:table-cell office:value-type="string">
            <text:p>Fairchild</text:p>
          </table:table-cell>
          <table:table-cell table:style-name="ce7" office:value-type="string">
            <text:p><text:a xlink:href="http://www.digikey.com/product-detail/en/KSA1298YMTF/KSA1298YMTFCT-ND/3504462" xlink:type="simple">KSA1298YMTF</text:a></text:p>
          </table:table-cell>
          <table:table-cell office:value-type="currency" office:currency="USD" office:value="0.22">
            <text:p>$0.22</text:p>
          </table:table-cell>
          <table:table-cell table:formula="of:=LOOKUP([.C34];['Pivot Table_Schematic Export_1'.$A$4:.$AB$4];['Pivot Table_Schematic Export_1'.$A$5:.$AB$5])" office:value-type="float" office:value="1">
            <text:p>1</text:p>
          </table:table-cell>
          <table:table-cell table:formula="of:=[.J34]*[.I34]" office:value-type="currency" office:currency="USD" office:value="0.22">
            <text:p>$0.2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12">
            <text:p>12</text:p>
          </table:table-cell>
          <table:table-cell office:value-type="string">
            <text:p>U3 pullup resis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ERJ-8ENF2003V/P200KFCT-ND/89947" xlink:type="simple">P200KFCT-ND</text:a></text:p>
          </table:table-cell>
          <table:table-cell office:value-type="string">
            <text:p>Panasonic</text:p>
          </table:table-cell>
          <table:table-cell table:style-name="ce7" office:value-type="string">
            <text:p><text:a xlink:href="http://www.digikey.com/product-detail/en/ERJ-8ENF2003V/P200KFCT-ND/89947" xlink:type="simple">ERJ-8ENF2003V</text:a></text:p>
          </table:table-cell>
          <table:table-cell office:value-type="currency" office:currency="USD" office:value="0.1">
            <text:p>$0.10</text:p>
          </table:table-cell>
          <table:table-cell table:formula="of:=LOOKUP([.C35];['Pivot Table_Schematic Export_1'.$A$4:.$AB$4];['Pivot Table_Schematic Export_1'.$A$5:.$AB$5])" office:value-type="float" office:value="1">
            <text:p>1</text:p>
          </table:table-cell>
          <table:table-cell table:formula="of:=[.J35]*[.I35]" office:value-type="currency" office:currency="USD" office:value="0.1">
            <text:p>$0.10</text:p>
          </table:table-cell>
          <table:table-cell table:number-columns-repeated="5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3">
            <text:p>13</text:p>
          </table:table-cell>
          <table:table-cell office:value-type="string">
            <text:p>I2C pullup resis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ERJ-8ENF2201V/P2.20KFCT-ND/1746562" xlink:type="simple">P2.20KFCT-ND</text:a></text:p>
          </table:table-cell>
          <table:table-cell office:value-type="string">
            <text:p>Panasonic</text:p>
          </table:table-cell>
          <table:table-cell table:style-name="ce7" office:value-type="string">
            <text:p><text:a xlink:href="http://www.digikey.com/product-detail/en/ERJ-8ENF2201V/P2.20KFCT-ND/1746562" xlink:type="simple">ERJ-8ENF2201V</text:a></text:p>
          </table:table-cell>
          <table:table-cell office:value-type="currency" office:currency="USD" office:value="0.1">
            <text:p>$0.10</text:p>
          </table:table-cell>
          <table:table-cell table:formula="of:=LOOKUP([.C36];['Pivot Table_Schematic Export_1'.$A$4:.$AB$4];['Pivot Table_Schematic Export_1'.$A$5:.$AB$5])" office:value-type="float" office:value="4">
            <text:p>4</text:p>
          </table:table-cell>
          <table:table-cell table:formula="of:=[.J36]*[.I36]" office:value-type="currency" office:currency="USD" office:value="0.4">
            <text:p>$0.40</text:p>
          </table:table-cell>
          <table:table-cell table:number-columns-repeated="5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4">
            <text:p>14</text:p>
          </table:table-cell>
          <table:table-cell office:value-type="string">
            <text:p>Row Resis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ERJ-8ENF4700V/P470FCT-ND/1746601" xlink:type="simple">P470FCT-ND</text:a></text:p>
          </table:table-cell>
          <table:table-cell office:value-type="string">
            <text:p>Panasonic</text:p>
          </table:table-cell>
          <table:table-cell table:style-name="ce7" office:value-type="string">
            <text:p><text:a xlink:href="http://www.digikey.com/product-detail/en/ERJ-8ENF4700V/P470FCT-ND/1746601" xlink:type="simple">ERJ-8ENF4700V</text:a></text:p>
          </table:table-cell>
          <table:table-cell office:value-type="currency" office:currency="USD" office:value="0.1">
            <text:p>$0.10</text:p>
          </table:table-cell>
          <table:table-cell table:formula="of:=LOOKUP([.C37];['Pivot Table_Schematic Export_1'.$A$4:.$AB$4];['Pivot Table_Schematic Export_1'.$A$5:.$AB$5])" office:value-type="float" office:value="4">
            <text:p>4</text:p>
          </table:table-cell>
          <table:table-cell table:formula="of:=[.J37]*[.I37]" office:value-type="currency" office:currency="USD" office:value="0.4">
            <text:p>$0.40</text:p>
          </table:table-cell>
          <table:table-cell table:number-columns-repeated="5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string">
            <text:p>column resis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ERJ-8ENF2491V/P2.49KFCT-ND/89732" xlink:type="simple">P2.49KFCT-ND</text:a></text:p>
          </table:table-cell>
          <table:table-cell office:value-type="string">
            <text:p>Panasonic</text:p>
          </table:table-cell>
          <table:table-cell table:style-name="ce7" office:value-type="string">
            <text:p><text:a xlink:href="http://www.digikey.com/product-detail/en/ERJ-8ENF2491V/P2.49KFCT-ND/89732" xlink:type="simple">ERJ-8ENF2491V</text:a></text:p>
          </table:table-cell>
          <table:table-cell office:value-type="currency" office:currency="USD" office:value="0.1">
            <text:p>$0.10</text:p>
          </table:table-cell>
          <table:table-cell table:formula="of:=LOOKUP([.C38];['Pivot Table_Schematic Export_1'.$A$4:.$AB$4];['Pivot Table_Schematic Export_1'.$A$5:.$AB$5])" office:value-type="float" office:value="8">
            <text:p>8</text:p>
          </table:table-cell>
          <table:table-cell table:formula="of:=[.J38]*[.I38]" office:value-type="currency" office:currency="USD" office:value="0.8">
            <text:p>$0.80</text:p>
          </table:table-cell>
          <table:table-cell table:number-columns-repeated="5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6">
            <text:p>16</text:p>
          </table:table-cell>
          <table:table-cell office:value-type="string">
            <text:p>Blue LED bias resis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ERJ-8ENF9100V/P910FCT-ND/1746631" xlink:type="simple">P910FCT-ND</text:a></text:p>
          </table:table-cell>
          <table:table-cell office:value-type="string">
            <text:p>Panasonic</text:p>
          </table:table-cell>
          <table:table-cell table:style-name="ce7" office:value-type="string">
            <text:p><text:a xlink:href="http://www.digikey.com/product-detail/en/ERJ-8ENF9100V/P910FCT-ND/1746631" xlink:type="simple">ERJ-8ENF9100V</text:a></text:p>
          </table:table-cell>
          <table:table-cell office:value-type="currency" office:currency="USD" office:value="0.1">
            <text:p>$0.10</text:p>
          </table:table-cell>
          <table:table-cell table:formula="of:=LOOKUP([.C39];['Pivot Table_Schematic Export_1'.$A$4:.$AB$4];['Pivot Table_Schematic Export_1'.$A$5:.$AB$5])" office:value-type="float" office:value="2">
            <text:p>2</text:p>
          </table:table-cell>
          <table:table-cell table:formula="of:=[.J39]*[.I39]" office:value-type="currency" office:currency="USD" office:value="0.2">
            <text:p>$0.20</text:p>
          </table:table-cell>
          <table:table-cell/>
          <table:table-cell office:value-type="string">
            <text:p>900 Ohms ish</text:p>
          </table:table-cell>
          <table:table-cell table:number-columns-repeated="3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7">
            <text:p>17</text:p>
          </table:table-cell>
          <table:table-cell office:value-type="string">
            <text:p>Green LED bias resis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ERJ-8ENF2101V/P2.10KFCT-ND/89717" xlink:type="simple">P2.10KFCT-ND</text:a></text:p>
          </table:table-cell>
          <table:table-cell office:value-type="string">
            <text:p>Panasonic</text:p>
          </table:table-cell>
          <table:table-cell table:style-name="ce7" office:value-type="string">
            <text:p><text:a xlink:href="http://www.digikey.com/product-detail/en/ERJ-8ENF2101V/P2.10KFCT-ND/89717" xlink:type="simple">ERJ-8ENF2101V</text:a></text:p>
          </table:table-cell>
          <table:table-cell office:value-type="currency" office:currency="USD" office:value="0.1">
            <text:p>$0.10</text:p>
          </table:table-cell>
          <table:table-cell table:formula="of:=LOOKUP([.C40];['Pivot Table_Schematic Export_1'.$A$4:.$AB$4];['Pivot Table_Schematic Export_1'.$A$5:.$AB$5])" office:value-type="float" office:value="2">
            <text:p>2</text:p>
          </table:table-cell>
          <table:table-cell table:formula="of:=[.J40]*[.I40]" office:value-type="currency" office:currency="USD" office:value="0.2">
            <text:p>$0.20</text:p>
          </table:table-cell>
          <table:table-cell/>
          <table:table-cell office:value-type="string">
            <text:p>2.1k ish</text:p>
          </table:table-cell>
          <table:table-cell table:number-columns-repeated="3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8">
            <text:p>18</text:p>
          </table:table-cell>
          <table:table-cell office:value-type="string">
            <text:p>Yellow LED bias resis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ERJ-8ENF4021V/P4.02KFCT-ND/89767" xlink:type="simple">P4.02KFCT-ND</text:a></text:p>
          </table:table-cell>
          <table:table-cell office:value-type="string">
            <text:p>Panasonic</text:p>
          </table:table-cell>
          <table:table-cell table:style-name="ce7" office:value-type="string">
            <text:p><text:a xlink:href="http://www.digikey.com/product-detail/en/ERJ-8ENF4021V/P4.02KFCT-ND/89767" xlink:type="simple">ERJ-8ENF4021V</text:a></text:p>
          </table:table-cell>
          <table:table-cell office:value-type="currency" office:currency="USD" office:value="0.1">
            <text:p>$0.10</text:p>
          </table:table-cell>
          <table:table-cell table:formula="of:=LOOKUP([.C41];['Pivot Table_Schematic Export_1'.$A$4:.$AB$4];['Pivot Table_Schematic Export_1'.$A$5:.$AB$5])" office:value-type="float" office:value="2">
            <text:p>2</text:p>
          </table:table-cell>
          <table:table-cell table:formula="of:=[.J41]*[.I41]" office:value-type="currency" office:currency="USD" office:value="0.2">
            <text:p>$0.20</text:p>
          </table:table-cell>
          <table:table-cell/>
          <table:table-cell office:value-type="string">
            <text:p>4k</text:p>
          </table:table-cell>
          <table:table-cell table:number-columns-repeated="3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9">
            <text:p>19</text:p>
          </table:table-cell>
          <table:table-cell office:value-type="string">
            <text:p>Red LED bias resis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ERJ-8ENF3481V/P3.48KFCT-ND/89751" xlink:type="simple">P3.48KFCT-ND</text:a></text:p>
          </table:table-cell>
          <table:table-cell office:value-type="string">
            <text:p>Panasonic</text:p>
          </table:table-cell>
          <table:table-cell table:style-name="ce7" office:value-type="string">
            <text:p><text:a xlink:href="http://www.digikey.com/product-detail/en/ERJ-8ENF3481V/P3.48KFCT-ND/89751" xlink:type="simple">ERJ-8ENF3481V</text:a></text:p>
          </table:table-cell>
          <table:table-cell office:value-type="currency" office:currency="USD" office:value="0.1">
            <text:p>$0.10</text:p>
          </table:table-cell>
          <table:table-cell table:formula="of:=LOOKUP([.C42];['Pivot Table_Schematic Export_1'.$A$4:.$AB$4];['Pivot Table_Schematic Export_1'.$A$5:.$AB$5])" office:value-type="float" office:value="2">
            <text:p>2</text:p>
          </table:table-cell>
          <table:table-cell table:formula="of:=[.J42]*[.I42]" office:value-type="currency" office:currency="USD" office:value="0.2">
            <text:p>$0.20</text:p>
          </table:table-cell>
          <table:table-cell/>
          <table:table-cell office:value-type="string">
            <text:p>3.5k</text:p>
          </table:table-cell>
          <table:table-cell table:number-columns-repeated="3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string">
            <text:p>EP SW eval resis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ERJ-8ENF4991V/P4.99KFCT-ND/89788" xlink:type="simple">P4.99KFCT-ND</text:a></text:p>
          </table:table-cell>
          <table:table-cell office:value-type="string">
            <text:p>Panasonic</text:p>
          </table:table-cell>
          <table:table-cell table:style-name="ce7" office:value-type="string">
            <text:p><text:a xlink:href="http://www.digikey.com/product-detail/en/ERJ-8ENF4991V/P4.99KFCT-ND/89788" xlink:type="simple">ERJ-8ENF4991V</text:a></text:p>
          </table:table-cell>
          <table:table-cell office:value-type="currency" office:currency="USD" office:value="0.1">
            <text:p>$0.10</text:p>
          </table:table-cell>
          <table:table-cell table:formula="of:=LOOKUP([.C43];['Pivot Table_Schematic Export_1'.$A$4:.$AB$4];['Pivot Table_Schematic Export_1'.$A$5:.$AB$5])" office:value-type="float" office:value="2">
            <text:p>2</text:p>
          </table:table-cell>
          <table:table-cell table:formula="of:=[.J43]*[.I43]" office:value-type="currency" office:currency="USD" office:value="0.2">
            <text:p>$0.20</text:p>
          </table:table-cell>
          <table:table-cell table:number-columns-repeated="5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21">
            <text:p>21</text:p>
          </table:table-cell>
          <table:table-cell office:value-type="string">
            <text:p>U4 pullup resis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ERJ-8ENF1002V/P10.0KFCT-ND/89822" xlink:type="simple">P10.0KFCT-ND</text:a></text:p>
          </table:table-cell>
          <table:table-cell office:value-type="string">
            <text:p>Panasonic</text:p>
          </table:table-cell>
          <table:table-cell table:style-name="ce7" office:value-type="string">
            <text:p><text:a xlink:href="http://www.digikey.com/product-detail/en/ERJ-8ENF1002V/P10.0KFCT-ND/89822" xlink:type="simple">ERJ-8ENF1002V</text:a></text:p>
          </table:table-cell>
          <table:table-cell office:value-type="currency" office:currency="USD" office:value="0.1">
            <text:p>$0.10</text:p>
          </table:table-cell>
          <table:table-cell table:formula="of:=LOOKUP([.C44];['Pivot Table_Schematic Export_1'.$A$4:.$AB$4];['Pivot Table_Schematic Export_1'.$A$5:.$AB$5])" office:value-type="float" office:value="1">
            <text:p>1</text:p>
          </table:table-cell>
          <table:table-cell table:formula="of:=[.J44]*[.I44]" office:value-type="currency" office:currency="USD" office:value="0.1">
            <text:p>$0.10</text:p>
          </table:table-cell>
          <table:table-cell table:number-columns-repeated="5"/>
          <table:table-cell table:style-name="ce11" office:value-type="float" office:value="1206">
            <text:p>1206</text:p>
          </table:table-cell>
          <table:table-cell table:style-name="ce11" office:value-type="float" office:value="3.2">
            <text:p>3.2</text:p>
          </table:table-cell>
          <table:table-cell table:style-name="ce11" office:value-type="float" office:value="1.6">
            <text:p>1.6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float" office:value="22">
            <text:p>22</text:p>
          </table:table-cell>
          <table:table-cell office:value-type="string">
            <text:p>reset switch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PTS645VH58-2%20LFS/CKN9120-ND/1146783" xlink:type="simple">CKN9120-ND</text:a></text:p>
          </table:table-cell>
          <table:table-cell office:value-type="string">
            <text:p>C&amp;K Components</text:p>
          </table:table-cell>
          <table:table-cell table:style-name="ce8" office:value-type="string">
            <text:p>PTS645VH58-2 LFS</text:p>
          </table:table-cell>
          <table:table-cell office:value-type="currency" office:currency="USD" office:value="0.24">
            <text:p>$0.24</text:p>
          </table:table-cell>
          <table:table-cell table:formula="of:=LOOKUP([.C45];['Pivot Table_Schematic Export_1'.$A$4:.$AB$4];['Pivot Table_Schematic Export_1'.$A$5:.$AB$5])" office:value-type="float" office:value="1">
            <text:p>1</text:p>
          </table:table-cell>
          <table:table-cell table:formula="of:=[.J45]*[.I45]" office:value-type="currency" office:currency="USD" office:value="0.24">
            <text:p>$0.24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23">
            <text:p>23</text:p>
          </table:table-cell>
          <table:table-cell office:value-type="string">
            <text:p>Teensy</text:p>
          </table:table-cell>
          <table:table-cell office:value-type="string">
            <text:p>pjrc</text:p>
          </table:table-cell>
          <table:table-cell office:value-type="string">
            <text:p>TEENSY_PINS</text:p>
          </table:table-cell>
          <table:table-cell office:value-type="string">
            <text:p>pjrc</text:p>
          </table:table-cell>
          <table:table-cell office:value-type="string">
            <text:p>TEENSY_PINS</text:p>
          </table:table-cell>
          <table:table-cell office:value-type="currency" office:currency="USD" office:value="19">
            <text:p>$19.00</text:p>
          </table:table-cell>
          <table:table-cell table:formula="of:=LOOKUP([.C46];['Pivot Table_Schematic Export_1'.$A$4:.$AB$4];['Pivot Table_Schematic Export_1'.$A$5:.$AB$5])" office:value-type="float" office:value="1">
            <text:p>1</text:p>
          </table:table-cell>
          <table:table-cell table:formula="of:=[.J46]*[.I46]" office:value-type="currency" office:currency="USD" office:value="19">
            <text:p>$19.00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24">
            <text:p>24</text:p>
          </table:table-cell>
          <table:table-cell office:value-type="string">
            <text:p>3.3v linear regulato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AP7313-33SAG-7/AP7313-33SAG-7DICT-ND/2270840" xlink:type="simple">AP7313-33SAG-7DICT-ND</text:a></text:p>
          </table:table-cell>
          <table:table-cell office:value-type="string">
            <text:p>Diodes, Inc</text:p>
          </table:table-cell>
          <table:table-cell table:style-name="ce7" office:value-type="string">
            <text:p><text:a xlink:href="http://www.digikey.com/product-detail/en/AP7313-33SAG-7/AP7313-33SAG-7DICT-ND/2270840" xlink:type="simple">AP7313-33SAG-7</text:a></text:p>
          </table:table-cell>
          <table:table-cell office:value-type="currency" office:currency="USD" office:value="0.46">
            <text:p>$0.46</text:p>
          </table:table-cell>
          <table:table-cell table:formula="of:=LOOKUP([.C47];['Pivot Table_Schematic Export_1'.$A$4:.$AB$4];['Pivot Table_Schematic Export_1'.$A$5:.$AB$5])" office:value-type="float" office:value="1">
            <text:p>1</text:p>
          </table:table-cell>
          <table:table-cell table:formula="of:=[.J47]*[.I47]" office:value-type="currency" office:currency="USD" office:value="0.46">
            <text:p>$0.46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string">
            <text:p>I2C level shifte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PCA9306D,118/568-4215-1-ND/1638362" xlink:type="simple">568-4215-1-ND</text:a></text:p>
          </table:table-cell>
          <table:table-cell office:value-type="string">
            <text:p>NXP</text:p>
          </table:table-cell>
          <table:table-cell office:value-type="string">
            <text:p>PCA9306</text:p>
          </table:table-cell>
          <table:table-cell office:value-type="currency" office:currency="USD" office:value="0.78">
            <text:p>$0.78</text:p>
          </table:table-cell>
          <table:table-cell table:formula="of:=LOOKUP([.C48];['Pivot Table_Schematic Export_1'.$A$4:.$AB$4];['Pivot Table_Schematic Export_1'.$A$5:.$AB$5])" office:value-type="float" office:value="1">
            <text:p>1</text:p>
          </table:table-cell>
          <table:table-cell table:formula="of:=[.J48]*[.I48]" office:value-type="currency" office:currency="USD" office:value="0.78">
            <text:p>$0.78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26">
            <text:p>26</text:p>
          </table:table-cell>
          <table:table-cell office:value-type="string">
            <text:p>I2C I/O expander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PCA9655EDWR2G/PCA9655EDWR2GOSCT-ND/2683436" xlink:type="simple">PCA9655EDWR2GOSCT-ND</text:a></text:p>
          </table:table-cell>
          <table:table-cell office:value-type="string">
            <text:p>ON Semi</text:p>
          </table:table-cell>
          <table:table-cell table:style-name="ce7" office:value-type="string">
            <text:p><text:a xlink:href="http://www.digikey.com/product-detail/en/PCA9655EDWR2G/PCA9655EDWR2GOSCT-ND/2683436" xlink:type="simple">PCA9655EDWR2G</text:a></text:p>
          </table:table-cell>
          <table:table-cell office:value-type="currency" office:currency="USD" office:value="1.43">
            <text:p>$1.43</text:p>
          </table:table-cell>
          <table:table-cell table:formula="of:=LOOKUP([.C49];['Pivot Table_Schematic Export_1'.$A$4:.$AB$4];['Pivot Table_Schematic Export_1'.$A$5:.$AB$5])" office:value-type="float" office:value="1">
            <text:p>1</text:p>
          </table:table-cell>
          <table:table-cell table:formula="of:=[.J49]*[.I49]" office:value-type="currency" office:currency="USD" office:value="1.43">
            <text:p>$1.43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27">
            <text:p>27</text:p>
          </table:table-cell>
          <table:table-cell office:value-type="string">
            <text:p>IRLED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LTE-302/160-1063-ND/153264" xlink:type="simple">160-1063-ND</text:a></text:p>
          </table:table-cell>
          <table:table-cell office:value-type="string">
            <text:p>Lite-On</text:p>
          </table:table-cell>
          <table:table-cell office:value-type="string">
            <text:p>LTE-302</text:p>
          </table:table-cell>
          <table:table-cell office:value-type="currency" office:currency="USD" office:value="0.353">
            <text:p>$0.35</text:p>
          </table:table-cell>
          <table:table-cell table:formula="of:=LOOKUP([.C50];['Pivot Table_Schematic Export_1'.$A$4:.$AB$4];['Pivot Table_Schematic Export_1'.$A$5:.$AB$5])" office:value-type="float" office:value="40">
            <text:p>40</text:p>
          </table:table-cell>
          <table:table-cell table:formula="of:=[.J50]*[.I50]" office:value-type="currency" office:currency="USD" office:value="14.12">
            <text:p>$14.1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28">
            <text:p>28</text:p>
          </table:table-cell>
          <table:table-cell office:value-type="string">
            <text:p>IRPhotoTrans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PT908-7B-F/1080-1163-ND/2675654" xlink:type="simple">1080-1163-ND</text:a></text:p>
          </table:table-cell>
          <table:table-cell office:value-type="string">
            <text:p>Everlight</text:p>
          </table:table-cell>
          <table:table-cell office:value-type="string">
            <text:p>PT908-7B-F</text:p>
          </table:table-cell>
          <table:table-cell office:value-type="currency" office:currency="USD" office:value="0.327">
            <text:p>$0.33</text:p>
          </table:table-cell>
          <table:table-cell table:formula="of:=LOOKUP([.C51];['Pivot Table_Schematic Export_1'.$A$4:.$AB$4];['Pivot Table_Schematic Export_1'.$A$5:.$AB$5])" office:value-type="float" office:value="40">
            <text:p>40</text:p>
          </table:table-cell>
          <table:table-cell table:formula="of:=[.J51]*[.I51]" office:value-type="currency" office:currency="USD" office:value="13.08">
            <text:p>$13.0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4">
          <table:table-cell table:number-columns-repeated="2"/>
          <table:table-cell office:value-type="float" office:value="34">
            <text:p>34</text:p>
          </table:table-cell>
          <table:table-cell office:value-type="string">
            <text:p>TRRS cable</text:p>
          </table:table-cell>
          <table:table-cell office:value-type="string">
            <text:p>MyCableMart</text:p>
          </table:table-cell>
          <table:table-cell office:value-type="string">
            <text:p>FS-4CT-01-MM</text:p>
          </table:table-cell>
          <table:table-cell office:value-type="string">
            <text:p>MyCableMart</text:p>
          </table:table-cell>
          <table:table-cell office:value-type="string">
            <text:p>FS-4CT-01-MM</text:p>
          </table:table-cell>
          <table:table-cell office:value-type="currency" office:currency="USD" office:value="1.4">
            <text:p>$1.40</text:p>
          </table:table-cell>
          <table:table-cell office:value-type="float" office:value="1">
            <text:p>1</text:p>
          </table:table-cell>
          <table:table-cell table:formula="of:=[.J53]*[.I53]" office:value-type="currency" office:currency="USD" office:value="1.4">
            <text:p>$1.40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ribbon cable</text:p>
          </table:table-cell>
          <table:table-cell office:value-type="string">
            <text:p>8-position 0.050 in spacing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HF365%2F08SF/MD08R-5-ND/2416331" xlink:type="simple">MD08R-5-ND</text:a></text:p>
          </table:table-cell>
          <table:table-cell office:value-type="string">
            <text:p>3M</text:p>
          </table:table-cell>
          <table:table-cell table:style-name="ce7" office:value-type="string">
            <text:p><text:a xlink:href="http://www.digikey.com/product-detail/en/HF365%2F08SF/MD08R-5-ND/2416331" xlink:type="simple">HF365/08SF</text:a></text:p>
          </table:table-cell>
          <table:table-cell office:value-type="currency" office:currency="USD" office:value="3.96">
            <text:p>$3.9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5 feet – for connecting thumbs and easypoint, remote LEDs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string">
            <text:p>USB Cable</text:p>
          </table:table-cell>
          <table:table-cell office:value-type="string">
            <text:p>MyCableMart</text:p>
          </table:table-cell>
          <table:table-cell office:value-type="string">
            <text:p>MO-5448</text:p>
          </table:table-cell>
          <table:table-cell office:value-type="string">
            <text:p>MyCableMart</text:p>
          </table:table-cell>
          <table:table-cell office:value-type="string">
            <text:p>MO-5448</text:p>
          </table:table-cell>
          <table:table-cell office:value-type="currency" office:currency="USD" office:value="2.93">
            <text:p>$2.93</text:p>
          </table:table-cell>
          <table:table-cell office:value-type="float" office:value="1">
            <text:p>1</text:p>
          </table:table-cell>
          <table:table-cell table:formula="of:=[.J55]*[.I55]" office:value-type="currency" office:currency="USD" office:value="2.93">
            <text:p>$2.93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ribbon connector</text:p>
          </table:table-cell>
          <table:table-cell office:value-type="string">
            <text:p>8-position</text:p>
          </table:table-cell>
          <table:table-cell office:value-type="string">
            <text:p>Digikey</text:p>
          </table:table-cell>
          <table:table-cell table:style-name="ce7" office:value-type="string">
            <text:p><text:a xlink:href="http://www.digikey.com/product-detail/en/71600-008LF/609-3568-ND/1523262" xlink:type="simple">609-3568-ND</text:a></text:p>
          </table:table-cell>
          <table:table-cell office:value-type="string">
            <text:p>FCI</text:p>
          </table:table-cell>
          <table:table-cell table:style-name="ce7" office:value-type="string">
            <text:p><text:a xlink:href="http://www.digikey.com/product-detail/en/71600-008LF/609-3568-ND/1523262" xlink:type="simple">71600-008LF</text:a></text:p>
          </table:table-cell>
          <table:table-cell office:value-type="currency" office:currency="USD" office:value="0.94">
            <text:p>$0.94</text:p>
          </table:table-cell>
          <table:table-cell office:value-type="float" office:value="5">
            <text:p>5</text:p>
          </table:table-cell>
          <table:table-cell table:formula="of:=[.J56]*[.I56]" office:value-type="currency" office:currency="USD" office:value="4.7">
            <text:p>$4.70</text:p>
          </table:table-cell>
          <table:table-cell/>
          <table:table-cell office:value-type="string">
            <text:p>for connecting thumbs and easypoint, remote LEDs</text:p>
          </table:table-cell>
          <table:table-cell table:number-columns-repeated="8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0"/>
          <table:table-cell office:value-type="string">
            <text:p>subtotal</text:p>
          </table:table-cell>
          <table:table-cell table:number-columns-repeated="10"/>
        </table:table-row>
        <table:table-row table:style-name="ro2">
          <table:table-cell table:number-columns-repeated="10"/>
          <table:table-cell table:formula="of:=SUM([.K24:.K56])" office:value-type="currency" office:currency="USD" office:value="75.82">
            <text:p>$75.82</text:p>
          </table:table-cell>
          <table:table-cell table:number-columns-repeated="10"/>
        </table:table-row>
        <table:table-row table:style-name="ro2" table:number-rows-repeated="2">
          <table:table-cell table:number-columns-repeated="21"/>
        </table:table-row>
        <table:table-row table:style-name="ro4">
          <table:table-cell table:number-columns-repeated="2"/>
          <table:table-cell office:value-type="float" office:value="29">
            <text:p>29</text:p>
          </table:table-cell>
          <table:table-cell office:value-type="string">
            <text:p>left hand 3D parts</text:p>
          </table:table-cell>
          <table:table-cell office:value-type="string">
            <text:p>Shapeways</text:p>
          </table:table-cell>
          <table:table-cell office:value-type="string">
            <text:p>Black Strong &amp; Flexible</text:p>
          </table:table-cell>
          <table:table-cell office:value-type="string">
            <text:p>Shapeways</text:p>
          </table:table-cell>
          <table:table-cell/>
          <table:table-cell office:value-type="currency" office:currency="USD" office:value="44.42">
            <text:p>$44.42</text:p>
          </table:table-cell>
          <table:table-cell office:value-type="float" office:value="1">
            <text:p>1</text:p>
          </table:table-cell>
          <table:table-cell table:formula="of:=[.J62]*[.I62]" office:value-type="currency" office:currency="USD" office:value="44.42">
            <text:p>$44.4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string">
            <text:p>right hand 3D parts</text:p>
          </table:table-cell>
          <table:table-cell office:value-type="string">
            <text:p>Shapeways</text:p>
          </table:table-cell>
          <table:table-cell office:value-type="string">
            <text:p>Black Strong &amp; Flexible</text:p>
          </table:table-cell>
          <table:table-cell office:value-type="string">
            <text:p>Shapeways</text:p>
          </table:table-cell>
          <table:table-cell/>
          <table:table-cell office:value-type="currency" office:currency="USD" office:value="44.42">
            <text:p>$44.42</text:p>
          </table:table-cell>
          <table:table-cell office:value-type="float" office:value="1">
            <text:p>1</text:p>
          </table:table-cell>
          <table:table-cell table:formula="of:=[.J63]*[.I63]" office:value-type="currency" office:currency="USD" office:value="44.42">
            <text:p>$44.42</text:p>
          </table:table-cell>
          <table:table-cell table:number-columns-repeated="10"/>
        </table:table-row>
        <table:table-row table:style-name="ro2">
          <table:table-cell table:number-columns-repeated="8"/>
          <table:table-cell table:number-columns-repeated="2"/>
          <table:table-cell table:formula="of:=[.J64]*[.I64]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31">
            <text:p>31</text:p>
          </table:table-cell>
          <table:table-cell office:value-type="string">
            <text:p>PCB (3 of them)</text:p>
          </table:table-cell>
          <table:table-cell office:value-type="string">
            <text:p>OSHPark</text:p>
          </table:table-cell>
          <table:table-cell/>
          <table:table-cell office:value-type="string">
            <text:p>OSHPark</text:p>
          </table:table-cell>
          <table:table-cell/>
          <table:table-cell office:value-type="currency" office:currency="USD" office:value="77.3">
            <text:p>$77.30</text:p>
          </table:table-cell>
          <table:table-cell office:value-type="float" office:value="1">
            <text:p>1</text:p>
          </table:table-cell>
          <table:table-cell table:formula="of:=[.J65]*[.I65]" office:value-type="currency" office:currency="USD" office:value="77.3">
            <text:p>$77.30</text:p>
          </table:table-cell>
          <table:table-cell table:number-columns-repeated="10"/>
        </table:table-row>
        <table:table-row table:style-name="ro2">
          <table:table-cell table:number-columns-repeated="8"/>
          <table:table-cell table:number-columns-repeated="2"/>
          <table:table-cell table:formula="of:=[.J66]*[.I66]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string">
            <text:p>center button metal clips</text:p>
          </table:table-cell>
          <table:table-cell table:style-name="ce5" office:value-type="string">
            <text:p>Custom</text:p>
          </table:table-cell>
          <table:table-cell office:value-type="string">
            <text:p>0.015” x 0.050” steel</text:p>
          </table:table-cell>
          <table:table-cell table:style-name="ce5"/>
          <table:table-cell/>
          <table:table-cell table:style-name="ce10" office:value-type="currency" office:currency="USD" office:value="1">
            <text:p>$1.00</text:p>
          </table:table-cell>
          <table:table-cell office:value-type="float" office:value="8">
            <text:p>8</text:p>
          </table:table-cell>
          <table:table-cell table:formula="of:=[.J67]*[.I67]" office:value-type="currency" office:currency="USD" office:value="8">
            <text:p>$8.0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3">
            <text:p>33</text:p>
          </table:table-cell>
          <table:table-cell office:value-type="string">
            <text:p>N/E/S/W metal clips</text:p>
          </table:table-cell>
          <table:table-cell table:style-name="ce5" office:value-type="string">
            <text:p>Custom</text:p>
          </table:table-cell>
          <table:table-cell office:value-type="string">
            <text:p>0.015” x 0.040” steel</text:p>
          </table:table-cell>
          <table:table-cell table:style-name="ce5"/>
          <table:table-cell/>
          <table:table-cell table:style-name="ce10" office:value-type="currency" office:currency="USD" office:value="1">
            <text:p>$1.00</text:p>
          </table:table-cell>
          <table:table-cell office:value-type="float" office:value="32">
            <text:p>32</text:p>
          </table:table-cell>
          <table:table-cell table:formula="of:=[.J68]*[.I68]" office:value-type="currency" office:currency="USD" office:value="32">
            <text:p>$32.00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36">
            <text:p>36</text:p>
          </table:table-cell>
          <table:table-cell office:value-type="string">
            <text:p>Magnets, Center switches, 1/4x1/8x1/32”, 10-pack</text:p>
          </table:table-cell>
          <table:table-cell office:value-type="string">
            <text:p>K&amp;J magnetics</text:p>
          </table:table-cell>
          <table:table-cell office:value-type="string">
            <text:p>http://www.kjmagnetics.com/proddetail.asp?prod=B4201</text:p>
          </table:table-cell>
          <table:table-cell office:value-type="string">
            <text:p>K&amp;J magnetics</text:p>
          </table:table-cell>
          <table:table-cell office:value-type="string">
            <text:p>http://www.kjmagnetics.com/proddetail.asp?prod=B4201</text:p>
          </table:table-cell>
          <table:table-cell table:style-name="Default" office:value-type="float" office:value="1.1">
            <text:p>1.1</text:p>
          </table:table-cell>
          <table:table-cell office:value-type="float" office:value="1">
            <text:p>1</text:p>
          </table:table-cell>
          <table:table-cell table:formula="of:=[.J69]*[.I69]" office:value-type="float" office:value="1.1">
            <text:p>1.1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37">
            <text:p>37</text:p>
          </table:table-cell>
          <table:table-cell office:value-type="string">
            <text:p>Magnets, N/E/S/W switches, 1/8x1/8x1/16”</text:p>
          </table:table-cell>
          <table:table-cell office:value-type="string">
            <text:p>K&amp;J magnetics</text:p>
          </table:table-cell>
          <table:table-cell office:value-type="string">
            <text:p>http://www.kjmagnetics.com/proddetail.asp?prod=B221</text:p>
          </table:table-cell>
          <table:table-cell office:value-type="string">
            <text:p>K&amp;J magnetics</text:p>
          </table:table-cell>
          <table:table-cell office:value-type="string">
            <text:p>http://www.kjmagnetics.com/proddetail.asp?prod=B221</text:p>
          </table:table-cell>
          <table:table-cell table:style-name="Default" office:value-type="float" office:value="0.14">
            <text:p>0.14</text:p>
          </table:table-cell>
          <table:table-cell office:value-type="float" office:value="32">
            <text:p>32</text:p>
          </table:table-cell>
          <table:table-cell table:formula="of:=[.J70]*[.I70]" office:value-type="float" office:value="4.48">
            <text:p>4.48</text:p>
          </table:table-cell>
          <table:table-cell table:number-columns-repeated="10"/>
        </table:table-row>
        <table:table-row table:style-name="ro5" table:number-rows-repeated="3">
          <table:table-cell table:number-columns-repeated="8"/>
          <table:table-cell table:style-name="Default"/>
          <table:table-cell table:number-columns-repeated="12"/>
        </table:table-row>
        <table:table-row table:style-name="ro2">
          <table:table-cell table:number-columns-repeated="8"/>
          <table:table-cell table:style-name="Default"/>
          <table:table-cell/>
          <table:table-cell office:value-type="string">
            <text:p>total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/>
          <table:table-cell table:formula="of:=SUM([.K59:.K70])" office:value-type="currency" office:currency="USD" office:value="287.54">
            <text:p>$287.54</text:p>
          </table:table-cell>
          <table:table-cell table:number-columns-repeated="10"/>
        </table:table-row>
      </table:table>
      <table:table table:name="Schematic Expor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row table:style-name="ro2" table:number-rows-repeated="3">
          <table:table-cell table:number-columns-repeated="11"/>
        </table:table-row>
        <table:table-row table:style-name="ro4">
          <table:table-cell table:number-columns-repeated="7"/>
          <table:table-cell table:style-name="ce3" office:value-type="string" table:number-columns-spanned="3" table:number-rows-spanned="1">
            <text:p>EasyPoint Right Hand Part Counts</text:p>
          </table:table-cell>
          <table:covered-table-cell table:number-columns-repeated="2"/>
          <table:table-cell/>
        </table:table-row>
        <table:table-row table:style-name="ro2">
          <table:table-cell table:number-columns-repeated="3"/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description</text:p>
          </table:table-cell>
          <table:table-cell office:value-type="string">
            <text:p>footprint</text:p>
          </table:table-cell>
          <table:table-cell office:value-type="string">
            <text:p>LH Quantity</text:p>
          </table:table-cell>
          <table:table-cell office:value-type="string">
            <text:p>RH Quantity</text:p>
          </table:table-cell>
          <table:table-cell office:value-type="string">
            <text:p>Total Quantity</text:p>
          </table:table-cell>
          <table:table-cell office:value-type="string">
            <text:p>Part ID</text:p>
          </table:table-cell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C1</text:p>
          </table:table-cell>
          <table:table-cell office:value-type="string">
            <text:p>4.7uF</text:p>
          </table:table-cell>
          <table:table-cell office:value-type="string">
            <text:p>U2 5v decoupling Cap (4.7uF)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0]+[.H10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3"/>
          <table:table-cell office:value-type="string">
            <text:p>C2</text:p>
          </table:table-cell>
          <table:table-cell office:value-type="string">
            <text:p>4.7uF</text:p>
          </table:table-cell>
          <table:table-cell office:value-type="string">
            <text:p>U2 3.3v output cap (4.7uF)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1]+[.H11]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3"/>
          <table:table-cell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Standard 0.1u decoupling cap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2]+[.H12]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/>
          <table:table-cell office:value-type="string">
            <text:p>C4</text:p>
          </table:table-cell>
          <table:table-cell office:value-type="string">
            <text:p>0.1uF</text:p>
          </table:table-cell>
          <table:table-cell office:value-type="string">
            <text:p>Standard 0.1u decoupling cap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3]+[.H13]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/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Standard 0.1u decoupling cap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4]+[.H14]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3"/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3mm blue LED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15]+[.H15]"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3"/>
          <table:table-cell office:value-type="string">
            <text:p>D11</text:p>
          </table:table-cell>
          <table:table-cell office:value-type="string">
            <text:p>LED</text:p>
          </table:table-cell>
          <table:table-cell office:value-type="string">
            <text:p>3mm green LED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16]+[.H16]"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3"/>
          <table:table-cell office:value-type="string">
            <text:p>D12</text:p>
          </table:table-cell>
          <table:table-cell office:value-type="string">
            <text:p>LED</text:p>
          </table:table-cell>
          <table:table-cell office:value-type="string">
            <text:p>3mm yellow LED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17]+[.H17]"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number-columns-repeated="3"/>
          <table:table-cell office:value-type="string">
            <text:p>D13</text:p>
          </table:table-cell>
          <table:table-cell office:value-type="string">
            <text:p>LED</text:p>
          </table:table-cell>
          <table:table-cell office:value-type="string">
            <text:p>3mm red LED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18]+[.H18]"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number-columns-repeated="3"/>
          <table:table-cell office:value-type="string">
            <text:p>J1</text:p>
          </table:table-cell>
          <table:table-cell office:value-type="string">
            <text:p>EP_BOT</text:p>
          </table:table-cell>
          <table:table-cell office:value-type="string">
            <text:p>8 position SMT head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19]+[.H19]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2</text:p>
          </table:table-cell>
          <table:table-cell office:value-type="string">
            <text:p>EP_TOP</text:p>
          </table:table-cell>
          <table:table-cell office:value-type="string">
            <text:p>8 position SMT header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I20]+[.H20]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3</text:p>
          </table:table-cell>
          <table:table-cell office:value-type="string">
            <text:p>AUX</text:p>
          </table:table-cell>
          <table:table-cell office:value-type="string">
            <text:p>8 position SMT header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I21]+[.H21]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4</text:p>
          </table:table-cell>
          <table:table-cell office:value-type="string">
            <text:p>AUX</text:p>
          </table:table-cell>
          <table:table-cell office:value-type="string">
            <text:p>8 position SMT header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I22]+[.H22]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5</text:p>
          </table:table-cell>
          <table:table-cell office:value-type="string">
            <text:p>SJ-43514</text:p>
          </table:table-cell>
          <table:table-cell office:value-type="string">
            <text:p>TRRS Connec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23]+[.H23]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number-columns-repeated="3"/>
          <table:table-cell office:value-type="string">
            <text:p>J6</text:p>
          </table:table-cell>
          <table:table-cell office:value-type="string">
            <text:p>THM_TOP</text:p>
          </table:table-cell>
          <table:table-cell office:value-type="string">
            <text:p>8 position SMT heade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24]+[.H24]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7</text:p>
          </table:table-cell>
          <table:table-cell office:value-type="string">
            <text:p>THM_BOT</text:p>
          </table:table-cell>
          <table:table-cell office:value-type="string">
            <text:p>8 position SMT head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25]+[.H25]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8</text:p>
          </table:table-cell>
          <table:table-cell office:value-type="string">
            <text:p>ALTLED</text:p>
          </table:table-cell>
          <table:table-cell office:value-type="string">
            <text:p>8 position SMT heade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26]+[.H26]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J9</text:p>
          </table:table-cell>
          <table:table-cell office:value-type="string">
            <text:p>ALTLED</text:p>
          </table:table-cell>
          <table:table-cell office:value-type="string">
            <text:p>8 position SMT head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27]+[.H27]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string">
            <text:p>P1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28]+[.H28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2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29]+[.H29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3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0]+[.H30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4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1]+[.H31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5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2]+[.H32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6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3]+[.H33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7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4]+[.H34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8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5]+[.H35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9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6]+[.H36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10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7]+[.H37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11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38]+[.H38]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12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I39]+[.H39]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P13</text:p>
          </table:table-cell>
          <table:table-cell office:value-type="string">
            <text:p>TST</text:p>
          </table:table-cell>
          <table:table-cell office:value-type="string">
            <text:p>test point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I40]+[.H40]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3"/>
          <table:table-cell office:value-type="string">
            <text:p>Q1</text:p>
          </table:table-cell>
          <table:table-cell office:value-type="string">
            <text:p>PNP</text:p>
          </table:table-cell>
          <table:table-cell office:value-type="string">
            <text:p>PNP transis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41]+[.H41]"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4">
          <table:table-cell table:number-columns-repeated="3"/>
          <table:table-cell office:value-type="string">
            <text:p>R1</text:p>
          </table:table-cell>
          <table:table-cell office:value-type="string">
            <text:p>200k</text:p>
          </table:table-cell>
          <table:table-cell office:value-type="string">
            <text:p>U3 pullup resis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42]+[.H42]"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4">
          <table:table-cell table:number-columns-repeated="3"/>
          <table:table-cell office:value-type="string">
            <text:p>R2</text:p>
          </table:table-cell>
          <table:table-cell office:value-type="string">
            <text:p>2.2k</text:p>
          </table:table-cell>
          <table:table-cell office:value-type="string">
            <text:p>I2C pullup resisto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43]+[.H43]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3"/>
          <table:table-cell office:value-type="string">
            <text:p>R3</text:p>
          </table:table-cell>
          <table:table-cell office:value-type="float" office:value="470">
            <text:p>470</text:p>
          </table:table-cell>
          <table:table-cell office:value-type="string">
            <text:p>Row Resistors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4]+[.H44]"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3"/>
          <table:table-cell office:value-type="string">
            <text:p>R4</text:p>
          </table:table-cell>
          <table:table-cell office:value-type="float" office:value="470">
            <text:p>470</text:p>
          </table:table-cell>
          <table:table-cell office:value-type="string">
            <text:p>Row Resistors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5]+[.H45]"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number-columns-repeated="3"/>
          <table:table-cell office:value-type="string">
            <text:p>R5</text:p>
          </table:table-cell>
          <table:table-cell office:value-type="string">
            <text:p>2.5k</text:p>
          </table:table-cell>
          <table:table-cell office:value-type="string">
            <text:p>column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6]+[.H46]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3"/>
          <table:table-cell office:value-type="string">
            <text:p>R6</text:p>
          </table:table-cell>
          <table:table-cell office:value-type="string">
            <text:p>2.5k</text:p>
          </table:table-cell>
          <table:table-cell office:value-type="string">
            <text:p>column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7]+[.H47]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3"/>
          <table:table-cell office:value-type="string">
            <text:p>R7</text:p>
          </table:table-cell>
          <table:table-cell office:value-type="string">
            <text:p>2.5k</text:p>
          </table:table-cell>
          <table:table-cell office:value-type="string">
            <text:p>column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8]+[.H48]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3"/>
          <table:table-cell office:value-type="string">
            <text:p>R8</text:p>
          </table:table-cell>
          <table:table-cell office:value-type="string">
            <text:p>2.5k</text:p>
          </table:table-cell>
          <table:table-cell office:value-type="string">
            <text:p>column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49]+[.H49]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4">
          <table:table-cell table:number-columns-repeated="3"/>
          <table:table-cell office:value-type="string">
            <text:p>R9</text:p>
          </table:table-cell>
          <table:table-cell office:value-type="string">
            <text:p>2.2k</text:p>
          </table:table-cell>
          <table:table-cell office:value-type="string">
            <text:p>I2C pullup resisto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50]+[.H50]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3"/>
          <table:table-cell office:value-type="string">
            <text:p>R10</text:p>
          </table:table-cell>
          <table:table-cell office:value-type="float" office:value="910">
            <text:p>910</text:p>
          </table:table-cell>
          <table:table-cell office:value-type="string">
            <text:p>LED bias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51]+[.H51]"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number-columns-repeated="3"/>
          <table:table-cell office:value-type="string">
            <text:p>R11</text:p>
          </table:table-cell>
          <table:table-cell office:value-type="string">
            <text:p>2.1k</text:p>
          </table:table-cell>
          <table:table-cell office:value-type="string">
            <text:p>LED bias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52]+[.H52]" office:value-type="float" office:value="2">
            <text:p>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number-columns-repeated="3"/>
          <table:table-cell office:value-type="string">
            <text:p>R12</text:p>
          </table:table-cell>
          <table:table-cell office:value-type="string">
            <text:p>4k</text:p>
          </table:table-cell>
          <table:table-cell office:value-type="string">
            <text:p>LED bias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53]+[.H53]" office:value-type="float" office:value="2">
            <text:p>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number-columns-repeated="3"/>
          <table:table-cell office:value-type="string">
            <text:p>R13</text:p>
          </table:table-cell>
          <table:table-cell office:value-type="string">
            <text:p>3.5k</text:p>
          </table:table-cell>
          <table:table-cell office:value-type="string">
            <text:p>LED bias resistor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I54]+[.H54]"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4">
          <table:table-cell table:number-columns-repeated="3"/>
          <table:table-cell office:value-type="string">
            <text:p>R14</text:p>
          </table:table-cell>
          <table:table-cell office:value-type="string">
            <text:p>5k</text:p>
          </table:table-cell>
          <table:table-cell office:value-type="string">
            <text:p>EP SW eval resis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55]+[.H55]"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4">
          <table:table-cell table:number-columns-repeated="3"/>
          <table:table-cell office:value-type="string">
            <text:p>R15</text:p>
          </table:table-cell>
          <table:table-cell office:value-type="string">
            <text:p>2.2k</text:p>
          </table:table-cell>
          <table:table-cell office:value-type="string">
            <text:p>EP I2C pullup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56]+[.H56]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4">
          <table:table-cell table:number-columns-repeated="3"/>
          <table:table-cell office:value-type="string">
            <text:p>R16</text:p>
          </table:table-cell>
          <table:table-cell office:value-type="string">
            <text:p>2.2k</text:p>
          </table:table-cell>
          <table:table-cell office:value-type="string">
            <text:p>EP I2C pullup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57]+[.H57]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4">
          <table:table-cell table:number-columns-repeated="3"/>
          <table:table-cell office:value-type="string">
            <text:p>R17</text:p>
          </table:table-cell>
          <table:table-cell office:value-type="string">
            <text:p>5k</text:p>
          </table:table-cell>
          <table:table-cell office:value-type="string">
            <text:p>EP SW eval resis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58]+[.H58]"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4">
          <table:table-cell table:number-columns-repeated="3"/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U4 pullup resis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59]+[.H59]" office:value-type="float" office:value="1">
            <text:p>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number-columns-repeated="3"/>
          <table:table-cell office:value-type="string">
            <text:p>SW1</text:p>
          </table:table-cell>
          <table:table-cell office:value-type="string">
            <text:p>SPST</text:p>
          </table:table-cell>
          <table:table-cell office:value-type="string">
            <text:p>reset switch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60]+[.H60]"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4">
          <table:table-cell table:number-columns-repeated="3"/>
          <table:table-cell office:value-type="string">
            <text:p>U1</text:p>
          </table:table-cell>
          <table:table-cell office:value-type="string">
            <text:p>TEENSY2P0</text:p>
          </table:table-cell>
          <table:table-cell office:value-type="string">
            <text:p>Teensy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I61]+[.H61]" office:value-type="float" office:value="1">
            <text:p>1</text:p>
          </table:table-cell>
          <table:table-cell office:value-type="float" office:value="23">
            <text:p>23</text:p>
          </table:table-cell>
        </table:table-row>
        <table:table-row table:style-name="ro2">
          <table:table-cell table:number-columns-repeated="3"/>
          <table:table-cell office:value-type="string">
            <text:p>U2</text:p>
          </table:table-cell>
          <table:table-cell office:value-type="string">
            <text:p>LIN_REG</text:p>
          </table:table-cell>
          <table:table-cell office:value-type="string">
            <text:p>3.3v linear regulato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62]+[.H62]"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2">
          <table:table-cell table:number-columns-repeated="3"/>
          <table:table-cell office:value-type="string">
            <text:p>U3</text:p>
          </table:table-cell>
          <table:table-cell office:value-type="string">
            <text:p>PCA9306</text:p>
          </table:table-cell>
          <table:table-cell office:value-type="string">
            <text:p>I2C level shift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63]+[.H63]"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number-columns-repeated="3"/>
          <table:table-cell office:value-type="string">
            <text:p>U4</text:p>
          </table:table-cell>
          <table:table-cell office:value-type="string">
            <text:p>PCA9655E</text:p>
          </table:table-cell>
          <table:table-cell office:value-type="string">
            <text:p>I2C I/O expander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I64]+[.H64]"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5"/>
          <table:table-cell office:value-type="string">
            <text:p>IRLED</text:p>
          </table:table-cell>
          <table:table-cell/>
          <table:table-cell table:number-columns-repeated="2" office:value-type="float" office:value="20">
            <text:p>20</text:p>
          </table:table-cell>
          <table:table-cell table:formula="of:=[.I65]+[.H65]" office:value-type="float" office:value="40">
            <text:p>40</text:p>
          </table:table-cell>
          <table:table-cell office:value-type="float" office:value="27">
            <text:p>27</text:p>
          </table:table-cell>
        </table:table-row>
        <table:table-row table:style-name="ro4">
          <table:table-cell table:number-columns-repeated="5"/>
          <table:table-cell office:value-type="string">
            <text:p>IRPhotoTrans</text:p>
          </table:table-cell>
          <table:table-cell/>
          <table:table-cell table:number-columns-repeated="2" office:value-type="float" office:value="20">
            <text:p>20</text:p>
          </table:table-cell>
          <table:table-cell table:formula="of:=[.I66]+[.H66]"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2" table:number-rows-repeated="104850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_Schematic Export_1" table:style-name="ta1">
        <table:table-column table:style-name="co17" table:default-cell-style-name="Default"/>
        <table:table-column table:style-name="co18" table:number-columns-repeated="8" table:default-cell-style-name="Default"/>
        <table:table-column table:style-name="co19" table:number-columns-repeated="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994" table:default-cell-style-name="Default"/>
        <table:table-row table:style-name="ro5">
          <table:table-cell office:value-type="string">
            <text:p>Filter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>
            <text:p>Part ID</text:p>
          </table:table-cell>
          <table:table-cell table:style-name="ce16" table:number-columns-repeated="28"/>
          <table:table-cell table:style-name="ce20"/>
          <table:table-cell table:number-columns-repeated="994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8">
            <text:p>28</text:p>
          </table:table-cell>
          <table:table-cell table:style-name="ce17" office:value-type="string">
            <text:p>(empty)</text:p>
          </table:table-cell>
          <table:table-cell table:style-name="ce21" office:value-type="string">
            <text:p>Total Result</text:p>
          </table:table-cell>
          <table:table-cell table:style-name="ce23" table:number-columns-repeated="994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number-columns-repeated="4"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22">
            <text:p>22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8">
            <text:p>8</text:p>
          </table:table-cell>
          <table:table-cell table:number-columns-repeated="5" table:style-name="ce18" office:value-type="float" office:value="2">
            <text:p>2</text:p>
          </table:table-cell>
          <table:table-cell table:number-columns-repeated="6" table:style-name="ce18" office:value-type="float" office:value="1">
            <text:p>1</text:p>
          </table:table-cell>
          <table:table-cell table:number-columns-repeated="2" table:style-name="ce18" office:value-type="float" office:value="40">
            <text:p>40</text:p>
          </table:table-cell>
          <table:table-cell table:style-name="ce19"/>
          <table:table-cell table:style-name="ce22" office:value-type="float" office:value="156">
            <text:p>156</text:p>
          </table:table-cell>
          <table:table-cell table:style-name="ce23" table:number-columns-repeated="994"/>
        </table:table-row>
        <table:table-row table:style-name="ro5" table:number-rows-repeated="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2"/>
          <table:table-cell table:formula="of:=$1$" office:value-type="float" office:value="0">
            <text:p>#NAME?</text:p>
          </table:table-cell>
          <table:table-cell table:number-columns-repeated="991"/>
        </table:table-row>
      </table:table>
      <table:named-expressions/>
      <table:data-pilot-tables>
        <table:data-pilot-table table:name="DataPilot1" table:application-data="" table:target-range-address="'Pivot Table_Schematic Export_1'.A1:'Pivot Table_Schematic Export_1'.AD5" table:buttons="'Pivot Table_Schematic Export_1'.A1 'Pivot Table_Schematic Export_1'.A3">
          <table:source-cell-range table:cell-range-address="'Schematic Export'.J5:'Schematic Export'.K66"/>
          <table:data-pilot-field table:source-field-name="Part ID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 Quantity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7 </meta:initial-creator>
    <meta:creation-date>2013-11-03T19:15:49</meta:creation-date>
    <dc:date>2013-12-08T10:36:08</dc:date>
    <dc:creator>007 </dc:creator>
    <meta:editing-duration>PT4H21M9S</meta:editing-duration>
    <meta:editing-cycles>34</meta:editing-cycles>
    <meta:generator>LibreOffice/3.5$Linux_X86_64 LibreOffice_project/350m1$Build-2</meta:generator>
    <meta:document-statistic meta:table-count="3" meta:cell-count="985" meta:object-count="0"/>
  </office:meta>
</office:document-meta>
</file>